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4b1ce" officeooo:paragraph-rsid="0004b1ce" fo:background-color="#fff200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text-position="super 58%" fo:font-size="13pt" fo:font-style="normal" style:text-underline-style="none" fo:font-weight="normal" officeooo:rsid="0004b1ce" officeooo:paragraph-rsid="0004b1ce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text-position="super 58%" fo:font-size="13pt" fo:font-style="normal" style:text-underline-style="none" fo:font-weight="normal" officeooo:rsid="0004b1ce" officeooo:paragraph-rsid="00069d5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text-position="super 58%" fo:font-size="13pt" fo:font-style="normal" style:text-underline-style="none" fo:font-weight="normal" officeooo:rsid="00069d57" officeooo:paragraph-rsid="00069d57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text-position="super 58%" fo:font-size="13pt" fo:font-style="normal" style:text-underline-style="none" fo:font-weight="normal" officeooo:rsid="000cad79" officeooo:paragraph-rsid="000cad79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text-position="super 58%" fo:font-size="13pt" fo:font-style="normal" style:text-underline-style="none" fo:font-weight="normal" officeooo:rsid="001b7524" officeooo:paragraph-rsid="001b7524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text-position="super 58%" fo:font-size="13pt" fo:font-style="normal" style:text-underline-style="none" fo:font-weight="normal" officeooo:rsid="000cad79" officeooo:paragraph-rsid="000cad79" fo:background-color="#fff200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text-position="super 58%" fo:font-size="13pt" fo:font-style="normal" style:text-underline-style="none" fo:font-weight="normal" officeooo:rsid="001b7524" officeooo:paragraph-rsid="001b7524" fo:background-color="#fff200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69d57"/>
    </style:style>
    <style:style style:name="T3" style:family="text">
      <style:text-properties style:text-position="0% 100%" officeooo:rsid="0015e3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UGIN DEVELOPMENT</text:p>
      <text:p text:style-name="P1"/>
      <text:p text:style-name="P2"><text:span text:style-name="T1">THERE ARE THREE CORE HOOKS IN PLUGIN DEVELEOPMENT</text:span></text:p>
      <text:p text:style-name="P2"><text:span text:style-name="T1"/></text:p>
      <text:p text:style-name="P2"><text:span text:style-name="T1">1.regist</text:span><text:span text:style-name="T2">er</text:span><text:span text:style-name="T1">_activation_hook() <text:s/>-&gt; This hook is used when be activate the plugin</text:span></text:p>
      <text:p text:style-name="P3"><text:span text:style-name="T1">2. regist</text:span><text:span text:style-name="T2">er</text:span><text:span text:style-name="T1">_deactivation_hook() <text:s/>-&gt; This hook is used when be deactivate the plugin</text:span></text:p>
      <text:p text:style-name="P3"><text:span text:style-name="T1">3.regist</text:span><text:span text:style-name="T2">er </text:span><text:span text:style-name="T1">_uninstall_hook() <text:s/>-&gt; This hook is used when be remove or delete the plugin</text:span></text:p>
      <text:p text:style-name="P3"><text:span text:style-name="T1"/></text:p>
      <text:p text:style-name="P4"><text:span text:style-name="T1">//**function create **//</text:span></text:p>
      <text:p text:style-name="Standard">function dazzling_register_activation_hook(){}</text:p>
      <text:p text:style-name="Standard">function dazzling_register_deactivation_hook(){}</text:p>
      <text:p text:style-name="Standard">function dazzling_register_uninstall_hook(){}</text:p>
      <text:p text:style-name="Standard"/>
      <text:p text:style-name="P7"><text:span text:style-name="T1">ACTION HOOKS</text:span></text:p>
      <text:p text:style-name="P6"><text:span text:style-name="T1">There are four functions in action hooks:</text:span></text:p>
      <text:p text:style-name="P5"><text:span text:style-name="T1">1. do_action();-</text:span><text:span text:style-name="T3">&gt; we use it to create our own hooks</text:span></text:p>
      <text:p text:style-name="P5"><text:span text:style-name="T1">2. add_action();-</text:span><text:span text:style-name="T3">&gt;we use it to perform do_action</text:span></text:p>
      <text:p text:style-name="P5"><text:span text:style-name="T1">3.remove_action();-</text:span><text:span text:style-name="T3">&gt; we use it to remove an action</text:span></text:p>
      <text:p text:style-name="P5"><text:span text:style-name="T1">4. has_action(); </text:span><text:span text:style-name="T3">conditional statement</text:span></text:p>
      <text:p text:style-name="P5"><text:span text:style-name="T3"/></text:p>
      <text:p text:style-name="P5"><text:span text:style-name="T3"/></text:p>
      <text:p text:style-name="P8"><text:span text:style-name="T3">F</text:span><text:span text:style-name="T1">ILTER HOOKS</text:span></text:p>
      <text:p text:style-name="P6"><text:span text:style-name="T1">There are four functions in filter hooks:</text:span></text:p>
      <text:p text:style-name="P6"><text:span text:style-name="T1">1.apply_filters();</text:span></text:p>
      <text:p text:style-name="P6"><text:span text:style-name="T1">2.add_filter();</text:span></text:p>
      <text:p text:style-name="P6"><text:span text:style-name="T1">3.remove_filter();</text:span></text:p>
      <text:p text:style-name="P6"><text:span text:style-name="T1">4.has_filter(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02T16:05:08.815270027</meta:creation-date>
    <dc:date>2022-12-02T16:58:08.510447037</dc:date>
    <meta:editing-duration>PT52M58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1" meta:word-count="107" meta:character-count="836" meta:non-whitespace-character-count="747"/>
  </office:meta>
</office:document-meta>
</file>